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rsid="000a365a" officeooo:paragraph-rsid="000a365a"/>
    </style:style>
    <style:style style:name="P2" style:family="paragraph" style:parent-style-name="Title">
      <style:text-properties officeooo:rsid="000a365a" officeooo:paragraph-rsid="000a365a"/>
    </style:style>
    <style:style style:name="T1" style:family="text">
      <style:text-properties officeooo:rsid="000d3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 : sondages</text:p>
      <text:p text:style-name="P1">Les élèves sont placés par groupes de 4, <text:span text:style-name="T1">noter lesquels.</text:span></text:p>
      <text:p text:style-name="P1">Ils vont devoir réaliser un sondage dans la classe (donner des idées !), puis le présenter au tableau. Ceci sera noté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6T15:36:20.272973371</dc:date>
    <meta:editing-duration>PT5M9S</meta:editing-duration>
    <meta:editing-cycles>4</meta:editing-cycles>
    <meta:document-statistic meta:table-count="0" meta:image-count="0" meta:object-count="0" meta:page-count="1" meta:paragraph-count="3" meta:word-count="34" meta:character-count="193" meta:non-whitespace-character-count="162"/>
  </office:meta>
</office:document-meta>
</file>